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c09" officeooo:paragraph-rsid="0002dc09"/>
    </style:style>
    <style:style style:name="P2" style:family="paragraph" style:parent-style-name="Standard">
      <style:text-properties officeooo:rsid="00049e68" officeooo:paragraph-rsid="00049e68"/>
    </style:style>
    <style:style style:name="P3" style:family="paragraph" style:parent-style-name="Standard">
      <style:text-properties officeooo:rsid="0004a52a" officeooo:paragraph-rsid="0004a52a"/>
    </style:style>
    <style:style style:name="T1" style:family="text">
      <style:text-properties officeooo:rsid="00038bee"/>
    </style:style>
    <style:style style:name="T2" style:family="text">
      <style:text-properties officeooo:rsid="00049e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24h du code : équipe Shameless</text:p>
      <text:p text:style-name="P1"/>
      <text:p text:style-name="P1">1/ Choix du sujet</text:p>
      <text:p text:style-name="P1"/>
      <text:p text:style-name="P1">Pour choisir le sujet que nous allions traiter, nous avons commencer par chacun lire les deux sujets possbiles, puis nous nous sommes concerté pour définir lequel des deux sujets serait le plus gérable.</text:p>
      <text:p text:style-name="P1">Nous avons donc choisi le sujet traitant des pièces de théatre.</text:p>
      <text:p text:style-name="P1"/>
      <text:p text:style-name="P1">2/ Répartition du travail</text:p>
      <text:p text:style-name="P1"/>
      <text:p text:style-name="P1">Concernant la répartitio des tâches, nous avons commencé par nous répartir de la façon suivante :</text:p>
      <text:p text:style-name="P1">Franck nana et Barthélémy Girard sur la partie « parsing du document rtf  et retranscription dans un fichier xml »</text:p>
      <text:p text:style-name="P1">Bolivar Etienne et Thierry Henry sur la partie « interface graphique de l'application »</text:p>
      <text:p text:style-name="P1">Cette répartition nous a parru judicieuse bien qu'au tout début nous ne pensions pas passer beaucoup de temps sur la partie parsing.</text:p>
      <text:p text:style-name="P1"/>
      <text:p text:style-name="P1">3/ Déroulement de l'épreuve</text:p>
      <text:p text:style-name="P1"/>
      <text:p text:style-name="P1"><text:tab/>A/ Les 1<text:span text:style-name="T1">2</text:span> premières heures</text:p>
      <text:p text:style-name="P1"/>
      <text:p text:style-name="P1">Le debut de l'épreuve c'est plutôt bien déroulée,<text:span text:style-name="T2">cependant ,le sujet n'était assez explicite et nous avons eu quelques problèmes de compréhension, notamment concernant les metadata</text:span>.</text:p>
      <text:p text:style-name="P1">Les premiers problèmes sont apparus après 3h d'épreuve lorsque nous nous sommes rendu compte que l'implémentation que nous avions choisi concernant le parsing du document RTF ne correspondait pas au sujet . Nous avons donc repris le code déjà effectué l'adapter aux attentes du sujet puis nous avons poursuivi en nous référant réguliérement au sujet. Il faut préciser que nous avons décider d'ignorer dans un premier temps la notion de metadata car elle nous parraissait bien trop compliquée pour que nous puissions l'implémenter . </text:p>
      <text:p text:style-name="P1">Concernant la partie « interface graphique », leur principal problème durant ce début d'épreuve <text:span text:style-name="T2">fut le fond d'écran et la communication entre les deux.</text:span></text:p>
      <text:p text:style-name="P1"/>
      <text:p text:style-name="P1"><text:tab/>B/ Le reste du temps</text:p>
      <text:p text:style-name="P1">Les réels problèmes de code sont apparus aux environs de 21h lorsque nous avons commencer à voir le bout de la partie parsing arriver. Bien que nous pensions que cela ne nous prendrais pas trop de temps à corriger, nous ne somme pas parvenu à débuger notre programme. <text:span text:style-name="T1">Les dernières heures ont étaient très difficiles duent au sommeil intance qui nous a gagné. </text:span></text:p>
      <text:p text:style-name="P2">Le principal problème concernant la partie interface dans la deuxième partie du concour fut l'affichage du texte ainsi que l'implémentation des fonctions de déplacement.</text:p>
      <text:p text:style-name="P2"/>
      <text:p text:style-name="P3">Conclusion</text:p>
      <text:p text:style-name="P3"/>
      <text:p text:style-name="P3">Nous avons pue, à travers ce concour, découvrir le fonctionnement du travail en équipe dans une intervalle de temps très limitée. Nous avons pue également tester nos connaissances en java et surtout garder en mémoire que nous avons encore beaucoup de choses à apprendre en program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01:02:27.523380619</meta:creation-date>
    <meta:generator>LibreOffice/5.0.2.2$Linux_x86 LibreOffice_project/00m0$Build-2</meta:generator>
    <dc:date>2016-01-24T07:13:57.318991108</dc:date>
    <meta:editing-duration>PT33M15S</meta:editing-duration>
    <meta:editing-cycles>4</meta:editing-cycles>
    <meta:document-statistic meta:table-count="0" meta:image-count="0" meta:object-count="0" meta:page-count="1" meta:paragraph-count="19" meta:word-count="413" meta:character-count="2541" meta:non-whitespace-character-count="2142"/>
  </office:meta>
</office:document-meta>
</file>